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Standard">
      <style:text-properties officeooo:rsid="00283fea" officeooo:paragraph-rsid="00283fea"/>
    </style:style>
    <style:style style:name="P82" style:family="paragraph" style:parent-style-name="Standard">
      <style:text-properties officeooo:rsid="00283fea" officeooo:paragraph-rsid="0048be59"/>
    </style:style>
    <style:style style:name="P83" style:family="paragraph" style:parent-style-name="Standard">
      <style:text-properties officeooo:rsid="00283fea" officeooo:paragraph-rsid="00497fd6"/>
    </style:style>
    <style:style style:name="P84" style:family="paragraph" style:parent-style-name="Standard">
      <style:text-properties officeooo:rsid="002b58b4" officeooo:paragraph-rsid="002b58b4"/>
    </style:style>
    <style:style style:name="P85" style:family="paragraph" style:parent-style-name="Standard">
      <style:text-properties officeooo:rsid="001e3533"/>
    </style:style>
    <style:style style:name="P86" style:family="paragraph" style:parent-style-name="Standard">
      <style:text-properties officeooo:rsid="003efe21" officeooo:paragraph-rsid="0048be59"/>
    </style:style>
    <style:style style:name="P87" style:family="paragraph" style:parent-style-name="Standard">
      <style:text-properties officeooo:rsid="003efe21" officeooo:paragraph-rsid="004a1022"/>
    </style:style>
    <style:style style:name="P88" style:family="paragraph" style:parent-style-name="Standard">
      <style:text-properties officeooo:rsid="0048be59" officeooo:paragraph-rsid="0048be59"/>
    </style:style>
    <style:style style:name="P89" style:family="paragraph" style:parent-style-name="Standard">
      <style:text-properties fo:font-weight="bold" officeooo:rsid="0048be59" officeooo:paragraph-rsid="0048be59" style:font-weight-asian="bold" style:font-weight-complex="bold"/>
    </style:style>
    <style:style style:name="P90" style:family="paragraph" style:parent-style-name="Standard">
      <style:text-properties officeooo:rsid="004a1022" officeooo:paragraph-rsid="004a1022"/>
    </style:style>
    <style:style style:name="P91" style:family="paragraph" style:parent-style-name="Preformatted_20_Text">
      <style:text-properties fo:font-weight="bold" style:font-weight-asian="bold" style:font-weight-complex="bold"/>
    </style:style>
    <style:style style:name="P92" style:family="paragraph" style:parent-style-name="Preformatted_20_Text">
      <style:text-properties fo:font-weight="bold" officeooo:rsid="0048be59" officeooo:paragraph-rsid="0048be59" style:font-weight-asian="bold" style:font-weight-complex="bold"/>
    </style:style>
    <style:style style:name="P93" style:family="paragraph" style:parent-style-name="Preformatted_20_Text">
      <style:text-properties fo:font-weight="bold" officeooo:paragraph-rsid="00497fd6" style:font-weight-asian="bold" style:font-weight-complex="bold"/>
    </style:style>
    <style:style style:name="P94" style:family="paragraph" style:parent-style-name="Preformatted_20_Text">
      <style:text-properties fo:font-weight="bold" officeooo:paragraph-rsid="004a1022" style:font-weight-asian="bold" style:font-weight-complex="bold"/>
    </style:style>
    <style:style style:name="P95" style:family="paragraph" style:parent-style-name="Preformatted_20_Text">
      <style:text-properties officeooo:rsid="002bc4dc" officeooo:paragraph-rsid="003a0b2d"/>
    </style:style>
    <style:style style:name="P96" style:family="paragraph" style:parent-style-name="Preformatted_20_Text">
      <style:text-properties officeooo:paragraph-rsid="002d4b42"/>
    </style:style>
    <style:style style:name="P97" style:family="paragraph" style:parent-style-name="Preformatted_20_Text">
      <style:text-properties officeooo:paragraph-rsid="0030dc46"/>
    </style:style>
    <style:style style:name="P98" style:family="paragraph" style:parent-style-name="Preformatted_20_Text">
      <style:text-properties officeooo:rsid="0030dc46" officeooo:paragraph-rsid="0030dc46"/>
    </style:style>
    <style:style style:name="P99" style:family="paragraph" style:parent-style-name="Preformatted_20_Text">
      <style:text-properties officeooo:paragraph-rsid="00385d35"/>
    </style:style>
    <style:style style:name="P100" style:family="paragraph" style:parent-style-name="Preformatted_20_Text">
      <style:text-properties officeooo:rsid="00385d35" officeooo:paragraph-rsid="00385d35"/>
    </style:style>
    <style:style style:name="P101" style:family="paragraph" style:parent-style-name="Preformatted_20_Text">
      <style:text-properties officeooo:rsid="00385d35" officeooo:paragraph-rsid="004067ce"/>
    </style:style>
    <style:style style:name="P102" style:family="paragraph" style:parent-style-name="Preformatted_20_Text">
      <style:text-properties officeooo:paragraph-rsid="003a0b2d"/>
    </style:style>
    <style:style style:name="P103" style:family="paragraph" style:parent-style-name="Preformatted_20_Text">
      <style:text-properties officeooo:paragraph-rsid="004067ce"/>
    </style:style>
    <style:style style:name="P104" style:family="paragraph" style:parent-style-name="Preformatted_20_Text">
      <style:text-properties officeooo:rsid="004067ce" officeooo:paragraph-rsid="004067ce"/>
    </style:style>
    <style:style style:name="P105" style:family="paragraph" style:parent-style-name="Preformatted_20_Text">
      <style:text-properties officeooo:rsid="004067ce" officeooo:paragraph-rsid="0043e7cd"/>
    </style:style>
    <style:style style:name="P106" style:family="paragraph" style:parent-style-name="Preformatted_20_Text">
      <style:text-properties officeooo:rsid="004067ce" officeooo:paragraph-rsid="00453cbe"/>
    </style:style>
    <style:style style:name="P107" style:family="paragraph" style:parent-style-name="Preformatted_20_Text">
      <style:text-properties officeooo:rsid="004067ce" officeooo:paragraph-rsid="004f71ed"/>
    </style:style>
    <style:style style:name="P108" style:family="paragraph" style:parent-style-name="Preformatted_20_Text">
      <style:text-properties officeooo:paragraph-rsid="0043bcbc"/>
    </style:style>
    <style:style style:name="P109" style:family="paragraph" style:parent-style-name="Preformatted_20_Text">
      <style:text-properties officeooo:paragraph-rsid="0043e7cd"/>
    </style:style>
    <style:style style:name="P110" style:family="paragraph" style:parent-style-name="Preformatted_20_Text">
      <style:text-properties officeooo:paragraph-rsid="00453cbe"/>
    </style:style>
    <style:style style:name="P111" style:family="paragraph" style:parent-style-name="Preformatted_20_Text">
      <style:text-properties officeooo:rsid="00453cbe" officeooo:paragraph-rsid="00453cbe"/>
    </style:style>
    <style:style style:name="P112" style:family="paragraph" style:parent-style-name="Preformatted_20_Text">
      <style:text-properties officeooo:rsid="00453cbe" officeooo:paragraph-rsid="004f71ed"/>
    </style:style>
    <style:style style:name="P113" style:family="paragraph" style:parent-style-name="Preformatted_20_Text">
      <style:text-properties officeooo:paragraph-rsid="0048be59"/>
    </style:style>
    <style:style style:name="P114" style:family="paragraph" style:parent-style-name="Preformatted_20_Text">
      <style:text-properties officeooo:rsid="0048be59" officeooo:paragraph-rsid="0048be59"/>
    </style:style>
    <style:style style:name="P115" style:family="paragraph" style:parent-style-name="Preformatted_20_Text">
      <style:text-properties officeooo:paragraph-rsid="00497fd6"/>
    </style:style>
    <style:style style:name="P116" style:family="paragraph" style:parent-style-name="Preformatted_20_Text">
      <style:text-properties officeooo:paragraph-rsid="004a1022"/>
    </style:style>
    <style:style style:name="P117" style:family="paragraph" style:parent-style-name="Preformatted_20_Text">
      <style:text-properties officeooo:rsid="004a1022" officeooo:paragraph-rsid="004a1022"/>
    </style:style>
    <style:style style:name="P118" style:family="paragraph" style:parent-style-name="Preformatted_20_Text">
      <style:text-properties officeooo:paragraph-rsid="004dc018"/>
    </style:style>
    <style:style style:name="P119" style:family="paragraph" style:parent-style-name="Preformatted_20_Text">
      <style:text-properties officeooo:paragraph-rsid="004f017a"/>
    </style:style>
    <style:style style:name="P120" style:family="paragraph" style:parent-style-name="Preformatted_20_Text">
      <style:text-properties officeooo:rsid="004f017a" officeooo:paragraph-rsid="004f017a"/>
    </style:style>
    <style:style style:name="P121" style:family="paragraph" style:parent-style-name="Preformatted_20_Text">
      <style:text-properties officeooo:paragraph-rsid="004f71ed"/>
    </style:style>
    <style:style style:name="P122" style:family="paragraph" style:parent-style-name="Preformatted_20_Text">
      <style:text-properties officeooo:paragraph-rsid="00548fd8"/>
    </style:style>
    <style:style style:name="P123" style:family="paragraph" style:parent-style-name="Preformatted_20_Text">
      <style:text-properties officeooo:rsid="0055139f" officeooo:paragraph-rsid="0055139f"/>
    </style:style>
    <style:style style:name="P124" style:family="paragraph" style:parent-style-name="Heading_20_2">
      <style:text-properties officeooo:rsid="0023dfb1" officeooo:paragraph-rsid="0023dfb1"/>
    </style:style>
    <style:style style:name="P125" style:family="paragraph" style:parent-style-name="Heading_20_2">
      <style:text-properties officeooo:paragraph-rsid="0023dfb1"/>
    </style:style>
    <style:style style:name="P126" style:family="paragraph" style:parent-style-name="Heading_20_2">
      <style:text-properties officeooo:rsid="001e3533" officeooo:paragraph-rsid="0043bcbc"/>
    </style:style>
    <style:style style:name="P127" style:family="paragraph" style:parent-style-name="Heading_20_2">
      <style:text-properties officeooo:paragraph-rsid="004f71ed"/>
    </style:style>
    <style:style style:name="P128" style:family="paragraph" style:parent-style-name="Heading_20_2">
      <style:text-properties officeooo:rsid="004a1022" officeooo:paragraph-rsid="004a1022"/>
    </style:style>
    <style:style style:name="P129" style:family="paragraph" style:parent-style-name="Heading_20_2">
      <style:text-properties officeooo:rsid="00338d0f" officeooo:paragraph-rsid="00338d0f"/>
    </style:style>
    <style:style style:name="P130" style:family="paragraph" style:parent-style-name="Heading_20_2">
      <style:text-properties officeooo:paragraph-rsid="004a1022"/>
    </style:style>
    <style:style style:name="P131" style:family="paragraph" style:parent-style-name="Heading_20_2">
      <style:text-properties officeooo:paragraph-rsid="00497fd6"/>
    </style:style>
    <style:style style:name="P132" style:family="paragraph" style:parent-style-name="Heading_20_2">
      <style:text-properties officeooo:rsid="0048be59" officeooo:paragraph-rsid="00497fd6"/>
    </style:style>
    <style:style style:name="P133" style:family="paragraph" style:parent-style-name="Heading_20_3">
      <style:text-properties officeooo:rsid="0052d9f2" officeooo:paragraph-rsid="0052d9f2"/>
    </style:style>
    <style:style style:name="P134" style:family="paragraph" style:parent-style-name="Heading_20_3">
      <style:text-properties officeooo:rsid="002f72a7" officeooo:paragraph-rsid="002f72a7"/>
    </style:style>
    <style:style style:name="P135" style:family="paragraph" style:parent-style-name="Heading_20_3">
      <style:text-properties officeooo:rsid="001c9d1a" officeooo:paragraph-rsid="001c9d1a"/>
    </style:style>
    <style:style style:name="P136" style:family="paragraph" style:parent-style-name="Heading_20_3">
      <style:text-properties officeooo:paragraph-rsid="001c9d1a"/>
    </style:style>
    <style:style style:name="P137" style:family="paragraph" style:parent-style-name="Heading_20_3">
      <style:text-properties officeooo:rsid="002d4b42" officeooo:paragraph-rsid="002d4b42"/>
    </style:style>
    <style:style style:name="P138" style:family="paragraph" style:parent-style-name="Heading_20_3">
      <style:text-properties officeooo:paragraph-rsid="003a0b2d"/>
    </style:style>
    <style:style style:name="P139" style:family="paragraph" style:parent-style-name="Heading_20_3">
      <style:text-properties officeooo:rsid="0030dc46" officeooo:paragraph-rsid="003518dc"/>
    </style:style>
    <style:style style:name="P140" style:family="paragraph" style:parent-style-name="Heading_20_3">
      <style:text-properties officeooo:rsid="0030069c" officeooo:paragraph-rsid="003a0b2d"/>
    </style:style>
    <style:style style:name="P141" style:family="paragraph" style:parent-style-name="Heading_20_3">
      <style:text-properties officeooo:paragraph-rsid="00453cbe"/>
    </style:style>
    <style:style style:name="P142" style:family="paragraph" style:parent-style-name="Heading_20_3">
      <style:text-properties officeooo:paragraph-rsid="00548fd8"/>
    </style:style>
    <style:style style:name="P143" style:family="paragraph" style:parent-style-name="Heading_20_3">
      <style:text-properties officeooo:rsid="004f017a" officeooo:paragraph-rsid="004f017a"/>
    </style:style>
    <style:style style:name="P144" style:family="paragraph" style:parent-style-name="Heading_20_3">
      <style:text-properties officeooo:rsid="00385d35" officeooo:paragraph-rsid="004f017a"/>
    </style:style>
    <style:style style:name="P145" style:family="paragraph" style:parent-style-name="Heading_20_3">
      <style:text-properties officeooo:rsid="00385d35" officeooo:paragraph-rsid="004067ce"/>
    </style:style>
    <style:style style:name="P146" style:family="paragraph" style:parent-style-name="Heading_20_3">
      <style:text-properties officeooo:rsid="00385d35" officeooo:paragraph-rsid="0043bcbc"/>
    </style:style>
    <style:style style:name="P147" style:family="paragraph" style:parent-style-name="Text_20_body" style:list-style-name="L1">
      <style:text-properties officeooo:paragraph-rsid="001f6da2"/>
    </style:style>
    <style:style style:name="P148" style:family="paragraph" style:parent-style-name="Text_20_body" style:list-style-name="L1">
      <style:text-properties officeooo:rsid="003518dc" officeooo:paragraph-rsid="003518dc"/>
    </style:style>
    <style:style style:name="P149" style:family="paragraph" style:parent-style-name="Text_20_body" style:list-style-name="L1">
      <style:text-properties officeooo:rsid="00377f0b" officeooo:paragraph-rsid="00377f0b"/>
    </style:style>
    <style:style style:name="P150" style:family="paragraph" style:parent-style-name="Text_20_body" style:list-style-name="L1">
      <style:text-properties officeooo:rsid="0038e99a" officeooo:paragraph-rsid="0038e99a"/>
    </style:style>
    <style:style style:name="P151" style:family="paragraph" style:parent-style-name="Text_20_body" style:list-style-name="L1">
      <style:text-properties officeooo:rsid="004a1022" officeooo:paragraph-rsid="004a1022"/>
    </style:style>
    <style:style style:name="P152" style:family="paragraph" style:parent-style-name="Text_20_body" style:list-style-name="L1">
      <style:text-properties officeooo:rsid="0055139f" officeooo:paragraph-rsid="0055139f"/>
    </style:style>
    <style:style style:name="P153" style:family="paragraph" style:parent-style-name="Text_20_body">
      <style:text-properties officeooo:paragraph-rsid="00572a63"/>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e5b91"/>
    </style:style>
    <style:style style:name="T59" style:family="text">
      <style:text-properties officeooo:rsid="006554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4085023524896979095" text:style-name="L1">
        <text:list-item>
          <text:p text:style-name="P147"><text:span text:style-name="T36">S</text:span>tatements <text:span text:style-name="T36">ar</text:span>e spaced properly <text:span text:style-name="T24">when listed (K&amp;K BASIC keeps the original spacing)</text:span></text:p>
        </text:list-item>
        <text:list-item>
          <text:p text:style-name="P148">The PRINT statement <text:span text:style-name="T36">semicolon operator spaces text items together and numeric items apart</text:span></text:p>
        </text:list-item>
        <text:list-item>
          <text:p text:style-name="P149">The RND() function can <text:span text:style-name="T40">have </text:span>zero parameters; when no value it returns a number from 0 to 100</text:p>
        </text:list-item>
        <text:list-item>
          <text:p text:style-name="P150">The RND(X) function uses the passed value as an upper bound for the result <text:span text:style-name="T40">(in K&amp;K BASIC this parameter is ignored)</text:span></text:p>
        </text:list-item>
        <text:list-item>
          <text:p text:style-name="P151"><text:soft-page-break/>The MAT <text:span text:style-name="T50">assignment</text:span> statement dimensions the target variable, so <text:span text:style-name="T57">an earlier </text:span>DIM is not needed</text:p>
        </text:list-item>
        <text:list-item>
          <text:p text:style-name="P152">User-defined functions may have multiple parameters</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58">echo-input</text:span></text:p>
          </table:table-cell>
          <table:table-cell table:style-name="Table7.B2" office:value-type="string">
            <text:p text:style-name="P8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text:soft-page-break/>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3"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34"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text:soft-page-break/>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5"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153">Variable names consist of a single letter and an optional digit <text:span text:style-name="T26">and an optional subscript</text:span>. <text:span text:style-name="T59">Subscripts are enclosed in parentheses or square brackets.</text:span></text:p>
      <text:p text:style-name="P40">Valid names:<text:tab/>A, B, C, D1, E0, F, F1, F2, <text:span text:style-name="T26">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24"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25" text:outline-level="2">Program statements</text:h>
      <text:p text:style-name="Text_20_body">Program statements are stored as part of the program. Every program statement must have a line number.</text:p>
      <text:h text:style-name="P137"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6">10</text:p>
      <text:p text:style-name="P96"><text:span text:style-name="T41">1</text:span>20</text:p>
      <text:p text:style-name="P96"><text:span text:style-name="T41">67</text:span>3<text:span text:style-name="T41">1</text:span></text:p>
      <text:h text:style-name="P138"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102">390 DATA 3, 150, 175, 180</text:p>
      <text:p text:style-name="P104">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9"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7">N</text:span>x' where 'x' is a single letter.</text:p>
      <text:p text:style-name="P79">The parameters in the definition must be single letters. They are not variable names. The invokation <text:s/><text:soft-page-break/>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7">10 <text:span text:style-name="T33">DEF FNA(A) = INT(A)</text:span></text:p>
      <text:p text:style-name="P97">20 <text:span text:style-name="T32">DEF FNB(C) = COS(C)/SIN(C)</text:span></text:p>
      <text:p text:style-name="P97"><text:span text:style-name="T33">3</text:span>0 <text:span text:style-name="T32">DEF FNC(C) = COS(C)/SIN(A)</text:span></text:p>
      <text:p text:style-name="P123">100 LET P1 = 3.1415</text:p>
      <text:p text:style-name="P123">105 LET R4 = 20.1</text:p>
      <text:p text:style-name="P98">110 LET A1 = FNA(<text:span text:style-name="T57">R4</text:span>)</text:p>
      <text:p text:style-name="P98">120 LET B1 = FNB(30/<text:span text:style-name="T57">P1</text:span>)</text:p>
      <text:p text:style-name="P98">130 LET A = 30/3.1416</text:p>
      <text:p text:style-name="P98">131 LET A1 = FNC(45/<text:span text:style-name="T57">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0"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2">10 <text:span text:style-name="T32">DIM A(20)</text:span></text:p>
      <text:p text:style-name="P102">20 <text:span text:style-name="T32">DIM B(15), C(20,30)</text:span></text:p>
      <text:p text:style-name="P48"/>
      <text:p text:style-name="P48">Arrays are zero-based, so the DIM A(20) statement allows for values A(0) through A(20).</text:p>
      <text:h text:style-name="P138"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2">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38"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ext:soft-page-break/>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2"><text:span text:style-name="T23">10 </text:span>FOR I = 1 TO 10</text:p>
      <text:p text:style-name="P102"><text:span text:style-name="T23">20 </text:span>PRINT <text:span text:style-name="T28">I</text:span></text:p>
      <text:p text:style-name="P102"><text:span text:style-name="T23">30 </text:span>NEXT I</text:p>
      <text:p text:style-name="P102"/>
      <text:p text:style-name="P102"><text:span text:style-name="T23">10 </text:span>FOR I = 1 TO 10 STEP 2</text:p>
      <text:p text:style-name="P102"><text:span text:style-name="T23">20 </text:span>PRINT <text:span text:style-name="T28">I</text:span></text:p>
      <text:p text:style-name="P102"><text:span text:style-name="T23">30 </text:span>NEXT I</text:p>
      <text:p text:style-name="P102"/>
      <text:p text:style-name="P102"><text:span text:style-name="T23">10 </text:span>FOR I = 1 TO 10.<text:span text:style-name="T28">5</text:span> STEP <text:span text:style-name="T28">0.5</text:span></text:p>
      <text:p text:style-name="P102"><text:span text:style-name="T23">20 </text:span>PRINT <text:span text:style-name="T28">I</text:span></text:p>
      <text:p text:style-name="P102"><text:span text:style-name="T23">30 </text:span>NEXT I</text:p>
      <text:p text:style-name="P102"/>
      <text:p text:style-name="P102"><text:span text:style-name="T23">10 </text:span>FOR I = 10 TO 1 STEP -1</text:p>
      <text:p text:style-name="P102"><text:span text:style-name="T23">20 </text:span>PRINT <text:span text:style-name="T28">I</text:span></text:p>
      <text:p text:style-name="P102"><text:span text:style-name="T23">30 </text:span>NEXT I</text:p>
      <text:p text:style-name="P53"/>
      <text:p text:style-name="P53">It is possible to change the value of the control value within the loop. You can write:</text:p>
      <text:p text:style-name="P102"><text:span text:style-name="T23">10 </text:span>FOR I = 1 TO 10</text:p>
      <text:p text:style-name="P102"><text:span text:style-name="T23">20 </text:span>PRINT A</text:p>
      <text:p text:style-name="P102"><text:span text:style-name="T23">30 </text:span>LET I = 2</text:p>
      <text:p text:style-name="P102"><text:span text:style-name="T23">40 </text:span>NEXT I</text:p>
      <text:p text:style-name="P53"/>
      <text:p text:style-name="P53">This will lock the program into a permanent loop, as the value of I will never reach 10.</text:p>
      <text:h text:style-name="P138" text:outline-level="3">GO TO</text:h>
      <text:p text:style-name="P53">Changes the flow of the program.</text:p>
      <text:p text:style-name="P53">Syntax:<text:tab/>GO TO line number</text:p>
      <text:p text:style-name="P9">Syntax:<text:tab/>GOTO line number</text:p>
      <text:p text:style-name="P53">Examples:</text:p>
      <text:p text:style-name="P102">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8" text:outline-level="3">GOSUB</text:h>
      <text:p text:style-name="P53">Changes the flow of the program by calling a subroutine.</text:p>
      <text:p text:style-name="P53">Syntax:<text:tab/>GOSUB line number</text:p>
      <text:p text:style-name="P53"><text:soft-page-break/>Examples:</text:p>
      <text:p text:style-name="P102">300 GOSUB 400</text:p>
      <text:p text:style-name="P53"/>
      <text:p text:style-name="P53">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38"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2">100 IF A = 1 THEN 200</text:p>
      <text:p text:style-name="P102">110 IF A &gt; B THEN 250</text:p>
      <text:p text:style-name="P102">120 IF G1 &lt;= G2 THEN 301</text:p>
      <text:h text:style-name="P138"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2">60 INPUT U</text:p>
      <text:p text:style-name="P102">65 INPUT V1, V2, V3</text:p>
      <text:p text:style-name="P95">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8"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5">Expressions may use a combination of operators, functions, and variables</text:span>.</text:p>
      <text:h text:style-name="P141"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2" text:outline-level="3"><text:soft-page-break/>READ</text:h>
      <text:p text:style-name="P77">Loads variables with values from DATA statements.</text:p>
      <text:p text:style-name="P77">Syntax:<text:tab/>READ <text:span text:style-name="T1">variable list</text:span></text:p>
      <text:p text:style-name="P77">Examples:</text:p>
      <text:p text:style-name="P122">400 READ N</text:p>
      <text:p text:style-name="P122">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2" text:outline-level="3">REM</text:h>
      <text:p text:style-name="P77">Allows for a comment in the program.</text:p>
      <text:p text:style-name="P77">Syntax:<text:tab/>REM <text:span text:style-name="T1">any text</text:span></text:p>
      <text:p text:style-name="P77">Examples:</text:p>
      <text:p text:style-name="P122">10 REM</text:p>
      <text:p text:style-name="P122">20 REM Beginning of my first program</text:p>
      <text:p text:style-name="P122">30 REM<text:span text:style-name="T35">ARK</text:span> *----*</text:p>
      <text:h text:style-name="P142" text:outline-level="3">RE<text:span text:style-name="T56">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2"><text:span text:style-name="T56">2</text:span>10 RE<text:span text:style-name="T56">STORE</text:span></text:p>
      <text:h text:style-name="P138"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text:soft-page-break/>900 STOP</text:p>
      <text:h text:style-name="P143" text:outline-level="3">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Examples:</text:p>
      <text:p text:style-name="P119"><text:span text:style-name="T51">1</text:span>00 <text:span text:style-name="T51">TRACE ON</text:span></text:p>
      <text:p text:style-name="P120">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44"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99"><text:span text:style-name="T38">1</text:span>00 <text:span text:style-name="T38">MAT PRINT A</text:span></text:p>
      <text:p text:style-name="P100">110 MAT PRINT B;</text:p>
      <text:p text:style-name="P100">120 MAT PRINT A; B;</text:p>
      <text:p text:style-name="P100">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5"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103"><text:span text:style-name="T38">1</text:span>00 <text:span text:style-name="T38">MAT READ A</text:span></text:p>
      <text:p text:style-name="P101">110 MAT <text:span text:style-name="T42">READ</text:span> B, <text:span text:style-name="T42">C</text:span></text:p>
      <text:p text:style-name="P104">120 MAT READ D(15)</text:p>
      <text:p text:style-name="P104">130 MAT READ E(6,11)</text:p>
      <text:p text:style-name="P59"/>
      <text:p text:style-name="P58"><text:span text:style-name="T42">Dimensions may be supplied or omitted in MAT READ statements. Whe supplied, they override </text:span><text:soft-page-break/><text:span text:style-name="T42">any previous DIM or MAT READ statement</text:span>. <text:span text:style-name="T42">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6" text:outline-level="3">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8"><text:span text:style-name="T38">1</text:span>00 <text:span text:style-name="T38">MAT A = B</text:span></text:p>
      <text:p text:style-name="P109"><text:span text:style-name="T38">11</text:span>0 <text:span text:style-name="T38">MAT A = B * C</text:span></text:p>
      <text:p text:style-name="P109"><text:span text:style-name="T38">12</text:span>0 <text:span text:style-name="T38">MAT A = B + D</text:span></text:p>
      <text:p text:style-name="P109"><text:span text:style-name="T38">13</text:span>0 <text:span text:style-name="T38">MAT A = B - E</text:span></text:p>
      <text:p text:style-name="P109"><text:span text:style-name="T38">14</text:span>0 <text:span text:style-name="T38">MAT A = 2 * B</text:span></text:p>
      <text:p text:style-name="P109"><text:span text:style-name="T38">15</text:span>0 <text:span text:style-name="T38">MAT A = 2 * B - E</text:span></text:p>
      <text:p text:style-name="P105"/>
      <text:p text:style-name="P64">Variables are assumed to represent matrix values. <text:span text:style-name="T47">They may refer to variables dimensioned with one or two variables. </text:span>If you want to use a scalar variable, enclose it in parentheses:</text:p>
      <text:p text:style-name="P111">130 LET S = 2</text:p>
      <text:p text:style-name="P110"><text:span text:style-name="T38">14</text:span>0 <text:span text:style-name="T38">MAT A = (S) * B</text:span></text:p>
      <text:p text:style-name="P110"><text:span text:style-name="T38">15</text:span>0 <text:span text:style-name="T38">MAT A = (S) * B - E</text:span></text:p>
      <text:p text:style-name="P106"/>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ext:soft-page-break/>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8"><text:span text:style-name="T38">11</text:span>0 <text:span text:style-name="T38">MAT A = A * C</text:span></text:p>
      <text:h text:style-name="P126"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5">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5">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ext:soft-page-break/>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2">130 LET S = <text:span text:style-name="T52">4</text:span></text:p>
      <text:p text:style-name="P121"><text:span text:style-name="T38">14</text:span>0 <text:span text:style-name="T38">MAT A = IDN(S) * 4</text:span></text:p>
      <text:p text:style-name="P121"><text:span text:style-name="T38">15</text:span>0 <text:span text:style-name="T38">MAT B = ZER(S+1,S) + COS(45*3.14159/2)</text:span></text:p>
      <text:p text:style-name="P107"/>
      <text:p text:style-name="P72">The special form allows for parameters to be omitted. The special form is when they are the sole element of the right-hand side of an assignment:</text:p>
      <text:p text:style-name="P112"><text:span text:style-name="T52">2</text:span>30 <text:span text:style-name="T52">DIM A(3,4), B(4,4)</text:span></text:p>
      <text:p text:style-name="P121"><text:span text:style-name="T52">24</text:span>0 <text:span text:style-name="T38">MAT A = CON</text:span></text:p>
      <text:p text:style-name="P121"><text:span text:style-name="T52">25</text:span>0 <text:span text:style-name="T38">MAT B = IDN</text:span></text:p>
      <text:p text:style-name="P121"/>
      <text:p text:style-name="P72">In this special form, the target variable must already exist and have dimensions specified.</text:p>
      <text:p text:style-name="P72">You can use the normal form in simple assignments:</text:p>
      <text:p text:style-name="P112"><text:span text:style-name="T52">2</text:span>30 <text:span text:style-name="T52">DIM A(3,4), B(4,4)</text:span></text:p>
      <text:p text:style-name="P121"><text:span text:style-name="T52">24</text:span>0 <text:span text:style-name="T38">MAT A = CON(3,4)</text:span></text:p>
      <text:p text:style-name="P121"><text:span text:style-name="T52">25</text:span>0 <text:span text:style-name="T38">MAT B = IDN(4,4)</text:span></text:p>
      <text:h text:style-name="P127"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text:soft-page-break/>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1">Writing the BASIC-1965 interpreter has given me insights into the BASIC language. Always willing to make improvements, I have several ideas for a newer, better BASIC language.</text:p>
      <text:p text:style-name="P81"/>
      <text:p text:style-name="P84">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28" text:outline-level="2">Variable names</text:h>
      <text:p text:style-name="P68">Variable names may be one letter. (No following digit).</text:p>
      <text:h text:style-name="Heading_20_2" text:outline-level="2">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text:soft-page-break/>via DATA statements but not acquired via INPUT statements.</text:p>
      <text:h text:style-name="P129" text:outline-level="2">No GOTO <text:span text:style-name="T48">or </text:span>statement</text:h>
      <text:p text:style-name="P46">With the WHILE/ENDWHILE and the enhanced IF/THEN/ELSE statement, GOTO is not necessary.</text:p>
      <text:h text:style-name="P130" text:outline-level="2">No line numbers</text:h>
      <text:p text:style-name="P87">Without GOTO statements, we don't need line numbers.</text:p>
      <text:h text:style-name="P128" text:outline-level="2">GOSUB invokes a function</text:h>
      <text:p text:style-name="P117">SUB A</text:p>
      <text:p text:style-name="P94"><text:s/><text:span text:style-name="T49">B = A*2</text:span></text:p>
      <text:p text:style-name="P116"><text:s/>PRINT "<text:span text:style-name="T48">B</text:span>" <text:span text:style-name="T48">B</text:span></text:p>
      <text:p text:style-name="P117">END</text:p>
      <text:p text:style-name="P117"/>
      <text:p text:style-name="P117">LET A = 100</text:p>
      <text:p text:style-name="P117">GOSUB A</text:p>
      <text:p text:style-name="P117">LET A = 200</text:p>
      <text:p text:style-name="P117">GOSUB A</text:p>
      <text:h text:style-name="P130" text:outline-level="2">No <text:span text:style-name="T48">RETURN statement</text:span></text:h>
      <text:p text:style-name="P90">Functions invoked through GOSUB return at their end.</text:p>
      <text:h text:style-name="P130"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1">Create a new set of statements for IF, ELSE, and END. Something like:</text:p>
      <text:p text:style-name="P81"/>
      <text:p text:style-name="Preformatted_20_Text">LET A = 10</text:p>
      <text:p text:style-name="P91">IF A &gt; 20</text:p>
      <text:p text:style-name="Preformatted_20_Text"><text:s/>PRINT "A is large"</text:p>
      <text:p text:style-name="P91">ELSE</text:p>
      <text:p text:style-name="Preformatted_20_Text"><text:s/>PRINT "A is small"</text:p>
      <text:p text:style-name="P91">END</text:p>
      <text:p text:style-name="Preformatted_20_Text">END</text:p>
      <text:p text:style-name="Preformatted_20_Text"/>
      <text:h text:style-name="Heading_20_2" text:outline-level="2">WHILE/END<text:span text:style-name="T34">WHILE</text:span> statements</text:h>
      <text:p text:style-name="P81">Create a new set of statements for WHILE and WEND. Something like:</text:p>
      <text:p text:style-name="P81"/>
      <text:p text:style-name="Preformatted_20_Text">LET A = 10</text:p>
      <text:p text:style-name="P91">WHILE A &gt; 0</text:p>
      <text:p text:style-name="Preformatted_20_Text"><text:s/>PRINT A</text:p>
      <text:p text:style-name="Preformatted_20_Text"><text:s/>LET A = A-1</text:p>
      <text:p text:style-name="P91">END</text:p>
      <text:p text:style-name="Preformatted_20_Text">PRINT "Done"</text:p>
      <text:p text:style-name="Preformatted_20_Text">END</text:p>
      <text:p text:style-name="Preformatted_20_Text"/>
      <text:h text:style-name="P131" text:outline-level="2"><text:soft-page-break/>NEXT statement</text:h>
      <text:p text:style-name="P83">Don't use a control variable. Instead, remember the most recent FOR statement. <text:span text:style-name="T25">Something like:</text:span></text:p>
      <text:p text:style-name="P83"/>
      <text:p text:style-name="P115">FOR I = 1 TO 10</text:p>
      <text:p text:style-name="P115"><text:s/>FOR J = 1 TO 5</text:p>
      <text:p text:style-name="P115"><text:s text:c="2"/>PRINT I*J</text:p>
      <text:p text:style-name="P93"><text:s/>NEXT</text:p>
      <text:p text:style-name="P93">NEXT</text:p>
      <text:p text:style-name="P115">END</text:p>
      <text:h text:style-name="P131" text:outline-level="2"><text:span text:style-name="T47">EACH</text:span> statement</text:h>
      <text:p text:style-name="P82"><text:span text:style-name="T47">Similar to a FOR statement, associated with an array or matrix</text:span>. <text:span text:style-name="T25">Something like:</text:span></text:p>
      <text:p text:style-name="P82"/>
      <text:p text:style-name="P114">MAT LET A = IDN(5)</text:p>
      <text:p text:style-name="P92">EACH E IN A</text:p>
      <text:p text:style-name="P113"><text:s/><text:span text:style-name="T47">PRINT "ELEMENT: " E</text:span></text:p>
      <text:p text:style-name="P92">NEXT</text:p>
      <text:p text:style-name="P115"/>
      <text:h text:style-name="P132"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9">Name</text:p>
          </table:table-cell>
          <table:table-cell table:style-name="Table9.A1" office:value-type="string">
            <text:p text:style-name="P89">Arguments</text:p>
          </table:table-cell>
          <table:table-cell table:style-name="Table9.C1" office:value-type="string">
            <text:p text:style-name="P89">Purpose</text:p>
          </table:table-cell>
        </table:table-row>
        <table:table-row>
          <table:table-cell table:style-name="Table9.A2" office:value-type="string">
            <text:p text:style-name="P88">MIN</text:p>
          </table:table-cell>
          <table:table-cell table:style-name="Table9.A2" office:value-type="string">
            <text:p text:style-name="P88">variable number</text:p>
          </table:table-cell>
          <table:table-cell table:style-name="Table9.C2" office:value-type="string">
            <text:p text:style-name="P88">Calculates the minimum value of all arguments</text:p>
          </table:table-cell>
        </table:table-row>
        <table:table-row>
          <table:table-cell table:style-name="Table9.A2" office:value-type="string">
            <text:p text:style-name="P88">MAX</text:p>
          </table:table-cell>
          <table:table-cell table:style-name="Table9.A2" office:value-type="string">
            <text:p text:style-name="P88">variable number</text:p>
          </table:table-cell>
          <table:table-cell table:style-name="Table9.C2" office:value-type="string">
            <text:p text:style-name="P88">Calculates the maximum value of all arguments</text:p>
          </table:table-cell>
        </table:table-row>
        <table:table-row>
          <table:table-cell table:style-name="Table9.A2" office:value-type="string">
            <text:p text:style-name="P88">DOT</text:p>
          </table:table-cell>
          <table:table-cell table:style-name="Table9.A2" office:value-type="string">
            <text:p text:style-name="P88">array, array</text:p>
          </table:table-cell>
          <table:table-cell table:style-name="Table9.C2" office:value-type="string">
            <text:p text:style-name="P88">Calculates dot product, returns scalar. A form of matric multiplication; MAT operations require at least one 2-D matrix.</text:p>
          </table:table-cell>
        </table:table-row>
        <table:table-row>
          <table:table-cell table:style-name="Table9.A2" office:value-type="string">
            <text:p text:style-name="P88">ROW</text:p>
          </table:table-cell>
          <table:table-cell table:style-name="Table9.A2" office:value-type="string">
            <text:p text:style-name="P88">matrix, row number</text:p>
          </table:table-cell>
          <table:table-cell table:style-name="Table9.C2" office:value-type="string">
            <text:p text:style-name="P88">Extracts row from matrix</text:p>
          </table:table-cell>
        </table:table-row>
        <table:table-row>
          <table:table-cell table:style-name="Table9.A2" office:value-type="string">
            <text:p text:style-name="P88">COL</text:p>
          </table:table-cell>
          <table:table-cell table:style-name="Table9.A2" office:value-type="string">
            <text:p text:style-name="P88">matrix, column number</text:p>
          </table:table-cell>
          <table:table-cell table:style-name="Table9.C2" office:value-type="string">
            <text:p text:style-name="P88">Extracts column from matrix</text:p>
          </table:table-cell>
        </table:table-row>
        <table:table-row>
          <table:table-cell table:style-name="Table9.A2" office:value-type="string">
            <text:p text:style-name="P88">ROWS</text:p>
          </table:table-cell>
          <table:table-cell table:style-name="Table9.A2" office:value-type="string">
            <text:p text:style-name="P88">matrix</text:p>
          </table:table-cell>
          <table:table-cell table:style-name="Table9.C2" office:value-type="string">
            <text:p text:style-name="P88">Reports number of rows in matrix</text:p>
          </table:table-cell>
        </table:table-row>
        <table:table-row>
          <table:table-cell table:style-name="Table9.A2" office:value-type="string">
            <text:p text:style-name="P88">COLS</text:p>
          </table:table-cell>
          <table:table-cell table:style-name="Table9.A2" office:value-type="string">
            <text:p text:style-name="P88">matrix</text:p>
          </table:table-cell>
          <table:table-cell table:style-name="Table9.C2" office:value-type="string">
            <text:p text:style-name="P88">Reports number of columns in matrix</text:p>
          </table:table-cell>
        </table:table-row>
      </table:table>
      <text:p text:style-name="P88"/>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M8S</meta:editing-duration>
    <meta:editing-cycles>55</meta:editing-cycles>
    <meta:generator>LibreOffice/5.1.4.2$Linux_X86_64 LibreOffice_project/10m0$Build-2</meta:generator>
    <dc:date>2016-08-18T20:26:35.505448154</dc:date>
    <meta:document-statistic meta:table-count="9" meta:image-count="0" meta:object-count="0" meta:page-count="18" meta:paragraph-count="616" meta:word-count="4855" meta:character-count="27644" meta:non-whitespace-character-count="23405"/>
    <meta:user-defined meta:name="Info 1"/>
    <meta:user-defined meta:name="Info 2"/>
    <meta:user-defined meta:name="Info 3"/>
    <meta:user-defined meta:name="Info 4"/>
  </office:meta>
</office:document-meta>
</file>